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pitch="variable"/>
    <style:font-face style:name="Poppins" svg:font-family="Poppins" style:font-pitch="variable"/>
    <style:font-face style:name="Poppins1" svg:font-family="Poppins" style:font-adornments="Bold" style:font-pitch="variable"/>
    <style:font-face style:name="Poppins2" svg:font-family="Poppins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dcddde" draw:textarea-horizontal-align="justify" draw:textarea-vertical-align="middle" draw:auto-grow-height="false" fo:min-height="2.29cm" fo:min-width="14.74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2453ff" draw:textarea-horizontal-align="justify" draw:textarea-vertical-align="middle" draw:auto-grow-height="false" fo:min-height="2.29cm" fo:min-width="22.36cm"/>
      <style:paragraph-properties style:writing-mode="lr-tb"/>
    </style:style>
    <style:style style:name="gr4" style:family="graphic" style:parent-style-name="standard">
      <style:graphic-properties svg:stroke-width="0.102cm" svg:stroke-color="#000000" draw:marker-start-width="0.356cm" draw:marker-end-width="0.356cm" draw:fill="solid" draw:fill-color="#dcddde" draw:textarea-horizontal-align="justify" draw:textarea-vertical-align="middle" draw:auto-grow-height="false" fo:min-height="2.19cm" fo:min-width="22.26cm" fo:padding-top="0.175cm" fo:padding-bottom="0.175cm" fo:padding-left="0.3cm" fo:padding-right="0.3cm"/>
      <style:paragraph-properties style:writing-mode="lr-tb"/>
    </style:style>
    <style:style style:name="gr5" style:family="graphic" style:parent-style-name="standard">
      <style:graphic-properties svg:stroke-width="0.102cm" svg:stroke-color="#000000" draw:marker-start-width="0.356cm" draw:marker-end-width="0.356cm" draw:fill="solid" draw:fill-color="#90ebcd" draw:textarea-horizontal-align="justify" draw:textarea-vertical-align="middle" draw:auto-grow-height="false" fo:min-height="2.188cm" fo:min-width="19.718cm" fo:padding-top="0.176cm" fo:padding-bottom="0.176cm" fo:padding-left="0.301cm" fo:padding-right="0.301cm"/>
      <style:paragraph-properties style:writing-mode="lr-tb"/>
    </style:style>
    <style:style style:name="gr6" style:family="graphic" style:parent-style-name="standard">
      <style:graphic-properties svg:stroke-width="0.102cm" svg:stroke-color="#000000" draw:marker-start-width="0.356cm" draw:marker-end-width="0.356cm" draw:fill="solid" draw:fill-color="#7ad4aa" draw:textarea-horizontal-align="justify" draw:textarea-vertical-align="middle" draw:auto-grow-height="false" fo:min-height="2.188cm" fo:min-width="17.178cm" fo:padding-top="0.176cm" fo:padding-bottom="0.176cm" fo:padding-left="0.301cm" fo:padding-right="0.301cm"/>
      <style:paragraph-properties style:writing-mode="lr-tb"/>
    </style:style>
    <style:style style:name="gr7" style:family="graphic" style:parent-style-name="standard">
      <style:graphic-properties svg:stroke-width="0.102cm" svg:stroke-color="#000000" draw:marker-start-width="0.356cm" draw:marker-end-width="0.356cm" draw:fill="solid" draw:fill-color="#0c322c" draw:textarea-horizontal-align="justify" draw:textarea-vertical-align="middle" draw:auto-grow-height="false" fo:min-height="3.458cm" fo:min-width="14.638cm" fo:padding-top="0.176cm" fo:padding-bottom="0.176cm" fo:padding-left="0.301cm" fo:padding-right="0.301cm"/>
      <style:paragraph-properties style:writing-mode="lr-tb"/>
    </style:style>
    <style:style style:name="gr8" style:family="graphic" style:parent-style-name="standard">
      <style:graphic-properties svg:stroke-width="0.051cm" svg:stroke-color="#2453ff" draw:marker-start-width="0.279cm" draw:marker-end-width="0.279cm" draw:fill="solid" draw:fill-color="#e6e6e6" draw:textarea-horizontal-align="justify" draw:textarea-vertical-align="top" draw:auto-grow-height="false" fo:min-height="12.527cm" fo:min-width="17.23cm" fo:padding-top="0.15cm" fo:padding-bottom="0.15cm" fo:padding-left="0.275cm" fo:padding-right="0.275cm"/>
      <style:paragraph-properties style:writing-mode="lr-tb"/>
    </style:style>
    <style:style style:name="gr9" style:family="graphic" style:parent-style-name="standard">
      <style:graphic-properties svg:stroke-color="#192072" draw:fill="solid" draw:fill-color="#2453ff" draw:textarea-horizontal-align="justify" draw:textarea-vertical-align="middle" draw:auto-grow-height="false" fo:min-height="2.042cm" fo:min-width="4.332cm"/>
      <style:paragraph-properties style:writing-mode="lr-tb"/>
    </style:style>
    <style:style style:name="gr10" style:family="graphic" style:parent-style-name="standard">
      <style:graphic-properties svg:stroke-color="#192072" draw:fill="solid" draw:fill-color="#2453ff" draw:textarea-horizontal-align="justify" draw:textarea-vertical-align="middle" draw:auto-grow-height="false" fo:min-height="2.132cm" fo:min-width="1.941cm"/>
      <style:paragraph-properties style:writing-mode="lr-tb"/>
    </style:style>
    <style:style style:name="gr11" style:family="graphic" style:parent-style-name="standard">
      <style:graphic-properties svg:stroke-color="#192072" draw:fill="solid" draw:fill-color="#2453ff" draw:textarea-horizontal-align="justify" draw:textarea-vertical-align="middle" draw:auto-grow-height="false" fo:min-height="3.175cm" fo:min-width="4.14cm"/>
      <style:paragraph-properties style:writing-mode="lr-tb"/>
    </style:style>
    <style:style style:name="gr12" style:family="graphic" style:parent-style-name="standard">
      <style:graphic-properties svg:stroke-color="#192072" draw:fill="solid" draw:fill-color="#2453ff" draw:textarea-horizontal-align="justify" draw:textarea-vertical-align="middle" draw:auto-grow-height="false" fo:min-height="2.03cm" fo:min-width="4.334cm"/>
      <style:paragraph-properties style:writing-mode="lr-tb"/>
    </style:style>
    <style:style style:name="gr13" style:family="graphic" style:parent-style-name="standard">
      <style:graphic-properties svg:stroke-color="#2453ff" draw:fill="solid" draw:fill-color="#e6e6e6" draw:textarea-horizontal-align="justify" draw:textarea-vertical-align="middle" draw:auto-grow-height="false" fo:min-height="3.56cm" fo:min-width="5.85cm"/>
      <style:paragraph-properties style:writing-mode="lr-tb"/>
    </style:style>
    <style:style style:name="gr14" style:family="graphic" style:parent-style-name="objectwithoutfill">
      <style:graphic-properties svg:stroke-width="0.051cm" svg:stroke-color="#000000" draw:marker-start-width="0.279cm" draw:marker-end="Arrowheads_20_1" draw:marker-end-width="0.381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1cm" svg:stroke-color="#000000" draw:marker-start-width="0.279cm" draw:marker-end="Arrowheads_20_2" draw:marker-end-width="0.381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1cm" svg:stroke-color="#000000" draw:marker-start-width="0.279cm" draw:marker-end="Arrowheads_20_3" draw:marker-end-width="0.381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1cm" svg:stroke-color="#000000" draw:marker-start-width="0.279cm" draw:marker-end="Arrowheads_20_4" draw:marker-end-width="0.381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893cm"/>
      <style:paragraph-properties style:writing-mode="lr-tb"/>
    </style:style>
    <style:style style:name="gr19" style:family="graphic" style:parent-style-name="objectwithoutfill">
      <style:graphic-properties svg:stroke-width="0.051cm" svg:stroke-color="#000000" draw:marker-start-width="0.279cm" draw:marker-end="Arrowheads_20_6" draw:marker-end-width="0.381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svg:stroke-width="0.051cm" svg:stroke-color="#192072" draw:marker-start-width="0.279cm" draw:marker-end-width="0.279cm" draw:fill="none" draw:textarea-horizontal-align="justify" draw:textarea-vertical-align="middle" draw:auto-grow-height="false" fo:min-height="0.97cm" fo:min-width="0.72cm" fo:padding-top="0.15cm" fo:padding-bottom="0.15cm" fo:padding-left="0.275cm" fo:padding-right="0.275cm"/>
      <style:paragraph-properties style:writing-mode="lr-tb"/>
    </style:style>
    <style:style style:name="gr21" style:family="graphic" style:parent-style-name="standard">
      <style:graphic-properties svg:stroke-width="0.102cm" svg:stroke-color="#000000" draw:marker-start-width="0.356cm" draw:marker-end-width="0.356cm" draw:fill="solid" draw:fill-color="#90ebcd" draw:textarea-horizontal-align="justify" draw:textarea-vertical-align="middle" draw:auto-grow-height="false" fo:min-height="2.188cm" fo:min-width="17.178cm" fo:padding-top="0.176cm" fo:padding-bottom="0.176cm" fo:padding-left="0.301cm" fo:padding-right="0.301cm"/>
      <style:paragraph-properties style:writing-mode="lr-tb"/>
    </style:style>
    <style:style style:name="gr22" style:family="graphic" style:parent-style-name="standard">
      <style:graphic-properties svg:stroke-color="#0c322c" draw:fill="none" draw:textarea-horizontal-align="justify" draw:textarea-vertical-align="middle" draw:auto-grow-height="false" fo:min-height="0.512cm" fo:min-width="13.47cm"/>
      <style:paragraph-properties style:writing-mode="lr-tb"/>
    </style:style>
    <style:style style:name="gr23" style:family="graphic" style:parent-style-name="standard">
      <style:graphic-properties svg:stroke-width="0.102cm" svg:stroke-color="#000000" draw:marker-start-width="0.356cm" draw:marker-end-width="0.356cm" draw:fill="solid" draw:fill-color="#0c322c" draw:textarea-horizontal-align="justify" draw:textarea-vertical-align="middle" draw:auto-grow-height="false" fo:min-height="3.458cm" fo:min-width="17.178cm" fo:padding-top="0.176cm" fo:padding-bottom="0.176cm" fo:padding-left="0.301cm" fo:padding-right="0.301cm"/>
      <style:paragraph-properties style:writing-mode="lr-tb"/>
    </style:style>
    <style:style style:name="gr24" style:family="graphic" style:parent-style-name="standard">
      <style:graphic-properties svg:stroke-width="0.102cm" svg:stroke-color="#000000" draw:marker-start-width="0.356cm" draw:marker-end-width="0.356cm" draw:fill="solid" draw:fill-color="#e6e6e6" draw:textarea-horizontal-align="justify" draw:textarea-vertical-align="middle" draw:auto-grow-height="false" fo:min-height="0.92cm" fo:min-width="14.64cm" fo:padding-top="0.175cm" fo:padding-bottom="0.175cm" fo:padding-left="0.3cm" fo:padding-right="0.3cm"/>
      <style:paragraph-properties style:writing-mode="lr-tb"/>
    </style:style>
    <style:style style:name="gr25" style:family="graphic" style:parent-style-name="standard">
      <style:graphic-properties svg:stroke-width="0.102cm" svg:stroke-color="#000000" draw:marker-start-width="0.356cm" draw:marker-end-width="0.356cm" draw:fill="solid" draw:fill-color="#0c322c" draw:textarea-horizontal-align="justify" draw:textarea-vertical-align="middle" draw:auto-grow-height="false" fo:min-height="2.188cm" fo:min-width="17.178cm" fo:padding-top="0.176cm" fo:padding-bottom="0.176cm" fo:padding-left="0.301cm" fo:padding-right="0.301cm"/>
      <style:paragraph-properties style:writing-mode="lr-tb"/>
    </style:style>
    <style:style style:name="gr26" style:family="graphic" style:parent-style-name="standard">
      <style:graphic-properties svg:stroke-width="0.102cm" svg:stroke-color="#90ebcd" draw:marker-start-width="0.356cm" draw:marker-end-width="0.356cm" draw:fill="none" draw:fill-color="#90ebcd" draw:textarea-horizontal-align="justify" draw:textarea-vertical-align="middle" draw:auto-grow-height="false" fo:min-height="2.188cm" fo:min-width="17.178cm" fo:padding-top="0.176cm" fo:padding-bottom="0.176cm" fo:padding-left="0.301cm" fo:padding-right="0.301cm"/>
      <style:paragraph-properties style:writing-mode="lr-tb"/>
    </style:style>
    <style:style style:name="gr27" style:family="graphic" style:parent-style-name="standard">
      <style:graphic-properties svg:stroke-width="0.102cm" svg:stroke-color="#0c322c" draw:marker-start-width="0.356cm" draw:marker-end-width="0.356cm" draw:fill="none" draw:fill-color="#0c322c" draw:textarea-horizontal-align="justify" draw:textarea-vertical-align="middle" draw:auto-grow-height="false" fo:min-height="3.458cm" fo:min-width="14.638cm" fo:padding-top="0.176cm" fo:padding-bottom="0.176cm" fo:padding-left="0.301cm" fo:padding-right="0.301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loext:graphic-properties draw:fill="solid" draw:fill-color="#dcddde"/>
      <style:paragraph-properties fo:text-align="center" style:writing-mode="lr-tb"/>
      <style:text-properties fo:font-size="18pt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text-align="center" style:writing-mode="lr-tb"/>
      <style:text-properties fo:font-size="24pt" style:font-size-asian="18pt" style:font-size-complex="18pt"/>
    </style:style>
    <style:style style:name="P5" style:family="paragraph">
      <loext:graphic-properties draw:fill="solid" draw:fill-color="#2453ff"/>
      <style:paragraph-properties fo:text-align="center" style:writing-mode="lr-tb"/>
      <style:text-properties fo:font-size="24pt" style:font-size-asian="18pt" style:font-size-complex="18pt"/>
    </style:style>
    <style:style style:name="P6" style:family="paragraph">
      <style:paragraph-properties fo:text-align="center" style:writing-mode="lr-tb"/>
      <style:text-properties style:font-name="Poppins2" fo:font-size="18pt" fo:font-weight="bold" style:font-size-asian="18pt" style:font-size-complex="18pt"/>
    </style:style>
    <style:style style:name="P7" style:family="paragraph">
      <loext:graphic-properties draw:fill="solid" draw:fill-color="#dcddde"/>
      <style:paragraph-properties fo:text-align="center" style:writing-mode="lr-tb"/>
      <style:text-properties style:font-name="Poppins2" fo:font-size="18pt" fo:font-weight="bold" style:font-size-asian="18pt" style:font-size-complex="18pt"/>
    </style:style>
    <style:style style:name="P8" style:family="paragraph">
      <style:paragraph-properties fo:text-align="center" style:writing-mode="lr-tb"/>
      <style:text-properties style:font-name="Poppins2" fo:font-size="18pt" style:font-size-asian="18pt" style:font-size-complex="18pt"/>
    </style:style>
    <style:style style:name="P9" style:family="paragraph">
      <loext:graphic-properties draw:fill="solid" draw:fill-color="#90ebcd"/>
      <style:paragraph-properties fo:text-align="center" style:writing-mode="lr-tb"/>
      <style:text-properties style:font-name="Poppins2" fo:font-size="18pt" style:font-size-asian="18pt" style:font-size-complex="18pt"/>
    </style:style>
    <style:style style:name="P10" style:family="paragraph">
      <loext:graphic-properties draw:fill="solid" draw:fill-color="#7ad4aa"/>
      <style:paragraph-properties fo:text-align="center" style:writing-mode="lr-tb"/>
      <style:text-properties style:font-name="Poppins2" fo:font-size="18pt" style:font-size-asian="18pt" style:font-size-complex="18pt"/>
    </style:style>
    <style:style style:name="P11" style:family="paragraph">
      <style:paragraph-properties fo:text-align="center" style:writing-mode="lr-tb"/>
      <style:text-properties style:font-name="Poppins1" fo:font-size="18pt" fo:font-weight="bold" style:font-size-asian="18pt" style:font-size-complex="18pt"/>
    </style:style>
    <style:style style:name="P12" style:family="paragraph">
      <loext:graphic-properties draw:fill="solid" draw:fill-color="#0c322c"/>
      <style:paragraph-properties fo:text-align="center" style:writing-mode="lr-tb"/>
      <style:text-properties style:font-name="Poppins1" fo:font-size="18pt" fo:font-weight="bold" style:font-size-asian="18pt" style:font-size-complex="18pt"/>
    </style:style>
    <style:style style:name="P13" style:family="paragraph">
      <style:paragraph-properties fo:text-align="start" style:writing-mode="lr-tb"/>
      <style:text-properties style:font-name="Poppins1" fo:font-size="18pt" fo:font-weight="bold" style:font-size-asian="18pt" style:font-size-complex="18pt"/>
    </style:style>
    <style:style style:name="P14" style:family="paragraph">
      <loext:graphic-properties draw:fill="solid" draw:fill-color="#e6e6e6"/>
      <style:paragraph-properties fo:text-align="start" style:writing-mode="lr-tb"/>
      <style:text-properties style:font-name="Poppins1" fo:font-size="18pt" fo:font-weight="bold" style:font-size-asian="18pt" style:font-size-complex="18pt"/>
    </style:style>
    <style:style style:name="P15" style:family="paragraph">
      <style:paragraph-properties fo:text-align="center" style:writing-mode="lr-tb"/>
      <style:text-properties fo:color="#ffffff" loext:opacity="100%" style:font-name="Poppins2" fo:font-size="16pt" style:font-size-asian="18pt" style:font-size-complex="18pt"/>
    </style:style>
    <style:style style:name="P16" style:family="paragraph">
      <loext:graphic-properties draw:fill="solid" draw:fill-color="#2453ff"/>
      <style:paragraph-properties fo:text-align="center" style:writing-mode="lr-tb"/>
      <style:text-properties fo:color="#ffffff" loext:opacity="100%" style:font-name="Poppins2" fo:font-size="16pt" style:font-size-asian="18pt" style:font-size-complex="18pt"/>
    </style:style>
    <style:style style:name="P17" style:family="paragraph">
      <style:paragraph-properties fo:text-align="center" style:writing-mode="lr-tb"/>
      <style:text-properties fo:color="#ffffff" loext:opacity="100%" fo:font-size="16pt" style:font-size-asian="18pt" style:font-size-complex="18pt"/>
    </style:style>
    <style:style style:name="P18" style:family="paragraph">
      <loext:graphic-properties draw:fill="solid" draw:fill-color="#2453ff"/>
      <style:paragraph-properties fo:text-align="center" style:writing-mode="lr-tb"/>
      <style:text-properties fo:color="#ffffff" loext:opacity="100%" fo:font-size="16pt" style:font-size-asian="18pt" style:font-size-complex="18pt"/>
    </style:style>
    <style:style style:name="P19" style:family="paragraph">
      <loext:graphic-properties draw:fill="solid" draw:fill-color="#e6e6e6"/>
      <style:paragraph-properties fo:text-align="center" style:writing-mode="lr-tb"/>
      <style:text-properties style:font-name="Poppins2" fo:font-size="18pt" style:font-size-asian="18pt" style:font-size-complex="18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fffff"/>
      <style:paragraph-properties fo:text-align="center" style:writing-mode="lr-tb"/>
      <style:text-properties style:font-name="Poppins1" fo:font-size="16pt" fo:font-weight="bold" style:font-size-asian="18pt" style:font-size-complex="18pt"/>
    </style:style>
    <style:style style:name="P23" style:family="paragraph">
      <loext:graphic-properties draw:fill="none"/>
      <style:paragraph-properties fo:text-align="start" style:writing-mode="lr-tb"/>
    </style:style>
    <style:style style:name="P24" style:family="paragraph">
      <style:paragraph-properties fo:text-align="center" style:writing-mode="lr-tb"/>
      <style:text-properties style:font-name="Poppins2" fo:font-size="12pt" style:font-size-asian="18pt" style:font-size-complex="18pt"/>
    </style:style>
    <style:style style:name="P25" style:family="paragraph">
      <loext:graphic-properties draw:fill="none"/>
      <style:paragraph-properties fo:text-align="center" style:writing-mode="lr-tb"/>
      <style:text-properties style:font-name="Poppins2" fo:font-size="12pt" style:font-size-asian="18pt" style:font-size-complex="18pt"/>
    </style:style>
    <style:style style:name="P26" style:family="paragraph">
      <style:paragraph-properties fo:text-align="center" style:writing-mode="lr-tb"/>
      <style:text-properties fo:font-size="16pt" fo:font-style="italic" style:font-size-asian="18pt" style:font-size-complex="18pt"/>
    </style:style>
    <style:style style:name="P27" style:family="paragraph">
      <loext:graphic-properties draw:fill="none"/>
      <style:paragraph-properties fo:text-align="center" style:writing-mode="lr-tb"/>
      <style:text-properties fo:font-size="16pt" fo:font-style="italic" style:font-size-asian="18pt" style:font-size-complex="18pt"/>
    </style:style>
    <style:style style:name="P28" style:family="paragraph">
      <loext:graphic-properties draw:fill="solid" draw:fill-color="#0c322c"/>
      <style:paragraph-properties fo:text-align="center" style:writing-mode="lr-tb"/>
      <style:text-properties style:font-name="Poppins2" fo:font-size="18pt" style:font-size-asian="18pt" style:font-size-complex="18pt"/>
    </style:style>
    <style:style style:name="P29" style:family="paragraph">
      <loext:graphic-properties draw:fill="solid" draw:fill-color="#e6e6e6"/>
      <style:paragraph-properties fo:text-align="center" style:writing-mode="lr-tb"/>
      <style:text-properties style:font-name="Poppins2" fo:font-size="18pt" fo:font-weight="bold" style:font-size-asian="18pt" style:font-size-complex="18pt"/>
    </style:style>
    <style:style style:name="P30" style:family="paragraph">
      <loext:graphic-properties draw:fill="none" draw:fill-color="#90ebcd"/>
      <style:paragraph-properties fo:text-align="center" style:writing-mode="lr-tb"/>
      <style:text-properties style:font-name="Poppins2" fo:font-size="18pt" style:font-size-asian="18pt" style:font-size-complex="18pt"/>
    </style:style>
    <style:style style:name="P31" style:family="paragraph">
      <loext:graphic-properties draw:fill="none" draw:fill-color="#0c322c"/>
      <style:paragraph-properties fo:text-align="center" style:writing-mode="lr-tb"/>
      <style:text-properties style:font-name="Poppins1" fo:font-size="18pt" fo:font-weight="bold" style:font-size-asian="18pt" style:font-size-complex="18pt"/>
    </style:style>
    <style:style style:name="P32" style:family="paragraph">
      <loext:graphic-properties draw:fill-color="#ffffff"/>
      <style:paragraph-properties style:writing-mode="lr-tb"/>
    </style:style>
    <style:style style:name="T1" style:family="text">
      <style:text-properties fo:font-size="18pt"/>
    </style:style>
    <style:style style:name="T2" style:family="text">
      <style:text-properties fo:font-size="24pt" style:font-size-asian="18pt" style:font-size-complex="18pt"/>
    </style:style>
    <style:style style:name="T3" style:family="text">
      <style:text-properties style:font-name="Poppins2" fo:font-size="18pt" fo:font-weight="bold" style:font-size-asian="18pt" style:font-size-complex="18pt"/>
    </style:style>
    <style:style style:name="T4" style:family="text">
      <style:text-properties style:font-name="Poppins1" fo:font-size="18pt" fo:font-weight="bold" style:font-size-asian="18pt" style:font-size-complex="18pt"/>
    </style:style>
    <style:style style:name="T5" style:family="text">
      <style:text-properties fo:color="#ffffff" loext:opacity="100%" style:font-name="Poppins2" fo:font-size="16pt" style:font-size-asian="18pt" style:font-size-complex="18pt"/>
    </style:style>
    <style:style style:name="T6" style:family="text">
      <style:text-properties fo:color="#ffffff" loext:opacity="100%" fo:font-size="16pt" style:font-size-asian="18pt" style:font-size-complex="18pt"/>
    </style:style>
    <style:style style:name="T7" style:family="text">
      <style:text-properties style:font-name="Poppins2" fo:font-size="18pt" style:font-size-asian="18pt" style:font-size-complex="18pt"/>
    </style:style>
    <style:style style:name="T8" style:family="text">
      <style:text-properties style:font-name="Poppins1" fo:font-size="16pt" fo:font-weight="bold" style:font-size-asian="18pt" style:font-size-complex="18pt"/>
    </style:style>
    <style:style style:name="T9" style:family="text">
      <style:text-properties style:font-name="Poppins2" fo:font-size="12pt" style:font-size-asian="18pt" style:font-size-complex="18pt"/>
    </style:style>
    <style:style style:name="T10" style:family="text">
      <style:text-properties style:font-name="Poppins2" fo:font-size="18pt" fo:font-weight="normal" style:font-size-asian="18pt" style:font-size-complex="18pt"/>
    </style:style>
    <style:style style:name="T11" style:family="text">
      <style:text-properties style:font-name="Poppins1" fo:font-size="18pt" fo:font-weight="normal" style:font-size-asian="18pt" style:font-size-complex="18pt"/>
    </style:style>
    <style:style style:name="T12" style:family="text">
      <style:text-properties fo:font-size="16pt" fo:font-style="italic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5.24cm" svg:height="2.54cm" svg:x="6.08cm" svg:y="16.24cm">
          <text:p text:style-name="P1"><text:span text:style-name="T1">FixM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3" draw:text-style-name="P5" draw:layer="layout" svg:width="22.86cm" svg:height="2.54cm" svg:x="2.27cm" svg:y="2.27cm">
          <text:p text:style-name="P4"><text:span text:style-name="T2">SUSE Rancher Stacks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2.86cm" svg:height="2.54cm" svg:x="2.27cm" svg:y="16.24cm">
          <text:p text:style-name="P6"><text:span text:style-name="T3">Compute Platform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2cm" svg:height="2.54cm" svg:x="3.54cm" svg:y="13.7cm">
          <text:p text:style-name="P8"><text:span text:style-name="T3">Operating System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8cm" svg:height="2.54cm" svg:x="4.81cm" svg:y="11.16cm">
          <text:p text:style-name="P8"><text:span text:style-name="T3">Kubernete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4cm" svg:height="3.81cm" svg:x="6.08cm" svg:y="7.35cm">
          <text:p text:style-name="P11"><text:span text:style-name="T4">Multi-cluster Kubernetes Managemen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8" draw:text-style-name="P14" draw:layer="layout" svg:width="17.78cm" svg:height="12.827cm" svg:x="6.08cm" svg:y="2.143cm">
          <text:p text:style-name="P13"><text:span text:style-name="T4">SUSE Rancher</text:span></text:p>
          <draw:enhanced-geometry svg:viewBox="0 0 21600 21600" draw:type="rectangle" draw:enhanced-path="M 0 0 L 21600 0 21600 21600 0 21600 0 0 Z N"/>
        </draw:custom-shape>
        <draw:custom-shape draw:style-name="gr9" draw:text-style-name="P16" xml:id="id1" draw:id="id1" draw:layer="layout" svg:width="5.08cm" svg:height="2.54cm" svg:x="6.715cm" svg:y="3.54cm">
          <text:p text:style-name="P15"><text:span text:style-name="T5">Authentication</text:span></text:p>
          <text:p text:style-name="P15"><text:span text:style-name="T5">Pro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6" xml:id="id3" draw:id="id3" draw:layer="layout" svg:width="2.44cm" svg:height="3.81cm" svg:x="20.05cm" svg:y="4.81cm">
          <text:p text:style-name="P15"><text:span text:style-name="T5">Data</text:span></text:p>
          <text:p text:style-name="P15"><text:span text:style-name="T5">Stor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18" xml:id="id2" draw:id="id2" draw:layer="layout" svg:width="5.01cm" svg:height="3.795cm" svg:x="13.135cm" svg:y="4.81cm">
          <text:p text:style-name="P17"><text:span text:style-name="T5">API</text:span></text:p>
          <text:p text:style-name="P17"><text:span text:style-name="T6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6" xml:id="id4" draw:id="id4" draw:layer="layout" svg:width="5.08cm" svg:height="2.526cm" svg:x="7.985cm" svg:y="11.174cm">
          <text:p text:style-name="P15"><text:span text:style-name="T5">Cluster</text:span></text:p>
          <text:p text:style-name="P15"><text:span text:style-name="T5">Controller</text:span></text:p>
          <text:p text:style-name="P15"><text:span text:style-name="T5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6" xml:id="id5" draw:id="id5" draw:layer="layout" svg:width="5.08cm" svg:height="2.526cm" svg:x="16.875cm" svg:y="11.174cm">
          <text:p text:style-name="P15"><text:span text:style-name="T5">Cluster</text:span></text:p>
          <text:p text:style-name="P15"><text:span text:style-name="T5">Controller</text:span></text:p>
          <text:p text:style-name="P15"><text:span text:style-name="T5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9" xml:id="id6" draw:id="id6" draw:layer="layout" svg:width="6.35cm" svg:height="3.81cm" svg:x="7.35cm" svg:y="16.24cm">
          <text:p text:style-name="P8"><text:span text:style-name="T7">Downstream</text:span></text:p>
          <text:p text:style-name="P8"><text:span text:style-name="T7">Cluster</text:span></text:p>
          <text:p text:style-name="P8"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9" xml:id="id7" draw:id="id7" draw:layer="layout" svg:width="6.35cm" svg:height="3.81cm" svg:x="16.24cm" svg:y="16.24cm">
          <text:p text:style-name="P8"><text:span text:style-name="T7">Downstream</text:span></text:p>
          <text:p text:style-name="P8"><text:span text:style-name="T7">Cluster</text:span></text:p>
          <text:p text:style-name="P8"><text:span text:style-name="T7">N</text:span></text:p>
          <draw:enhanced-geometry svg:viewBox="0 0 21600 21600" draw:type="rectangle" draw:enhanced-path="M 0 0 L 21600 0 21600 21600 0 21600 0 0 Z N"/>
        </draw:custom-shape>
        <draw:connector draw:style-name="gr14" draw:text-style-name="P20" draw:layer="layout" svg:x1="9.255cm" svg:y1="6.08cm" svg:x2="13.135cm" svg:y2="6.707cm" draw:start-shape="id1" draw:start-glue-point="2" draw:end-shape="id2" draw:end-glue-point="3" svg:d="M9255 6080v627h3880" svg:viewBox="0 0 3881 628">
          <text:p/>
        </draw:connector>
        <draw:connector draw:style-name="gr15" draw:text-style-name="P20" draw:layer="layout" svg:x1="18.145cm" svg:y1="6.707cm" svg:x2="20.05cm" svg:y2="6.715cm" draw:start-shape="id2" draw:start-glue-point="1" draw:end-shape="id3" draw:end-glue-point="6" svg:d="M18145 6707h953v8h952" svg:viewBox="0 0 1906 9">
          <text:p/>
        </draw:connector>
        <draw:connector draw:style-name="gr16" draw:text-style-name="P20" draw:layer="layout" svg:x1="15.64cm" svg:y1="8.605cm" svg:x2="10.525cm" svg:y2="11.174cm" draw:start-shape="id2" draw:start-glue-point="2" draw:end-shape="id4" draw:end-glue-point="0" svg:d="M15640 8605v1285h-5115v1284" svg:viewBox="0 0 5116 2570">
          <text:p/>
        </draw:connector>
        <draw:connector draw:style-name="gr16" draw:text-style-name="P20" draw:layer="layout" svg:x1="15.64cm" svg:y1="8.605cm" svg:x2="19.415cm" svg:y2="11.174cm" draw:start-shape="id2" draw:start-glue-point="2" draw:end-shape="id5" draw:end-glue-point="0" svg:d="M15640 8605v1285h3775v1284" svg:viewBox="0 0 3776 2570">
          <text:p/>
        </draw:connector>
        <draw:connector draw:style-name="gr17" draw:text-style-name="P20" draw:layer="layout" svg:x1="10.525cm" svg:y1="13.7cm" svg:x2="10.525cm" svg:y2="16.24cm" draw:start-shape="id4" draw:start-glue-point="2" draw:end-shape="id6" draw:end-glue-point="0" svg:d="M10525 13700v2540" svg:viewBox="0 0 1 2541">
          <text:p/>
        </draw:connector>
        <draw:connector draw:style-name="gr17" draw:text-style-name="P20" draw:layer="layout" svg:x1="19.415cm" svg:y1="13.7cm" svg:x2="19.415cm" svg:y2="16.24cm" draw:start-shape="id5" draw:start-glue-point="2" draw:end-shape="id7" draw:end-glue-point="0" svg:d="M19415 13700v2540" svg:viewBox="0 0 1 2541">
          <text:p/>
        </draw:connector>
        <draw:frame draw:style-name="gr18" draw:text-style-name="P22" draw:layer="layout" svg:width="2.413cm" svg:height="1.143cm" svg:x="13.7cm" svg:y="11.795cm">
          <draw:text-box>
            <text:p text:style-name="P21"><text:span text:style-name="T8">. . .</text:span></text:p>
          </draw:text-box>
        </draw:frame>
        <draw:connector draw:style-name="gr19" draw:text-style-name="P23" draw:layer="layout" svg:x1="4.81cm" svg:y1="4.81cm" svg:x2="6.715cm" svg:y2="4.81cm" draw:start-shape="id8" draw:start-glue-point="7" draw:end-shape="id1" draw:end-glue-point="3" svg:d="M4810 4810h1905" svg:viewBox="0 0 1906 1">
          <text:p/>
        </draw:connector>
        <draw:custom-shape draw:style-name="gr20" draw:text-style-name="P25" xml:id="id8" draw:id="id8" draw:layer="layout" svg:width="2.54cm" svg:height="2.54cm" svg:x="2.27cm" svg:y="3.54cm">
          <text:p text:style-name="P24"><text:span text:style-name="T9">UI,</text:span></text:p>
          <text:p text:style-name="P24"><text:span text:style-name="T9">CLI,</text:span></text:p>
          <text:p text:style-name="P24"><text:span text:style-name="T9">API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4" draw:text-style-name="P7" draw:layer="layout" svg:width="22.86cm" svg:height="2.54cm" svg:x="2.27cm" svg:y="16.24cm">
          <text:p text:style-name="P6"><text:span text:style-name="T3">Compute Platform</text:span></text:p>
          <text:p text:style-name="P6"><text:span text:style-name="T10">Cisco UCS 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2cm" svg:height="2.54cm" svg:x="3.54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8cm" svg:height="2.54cm" svg:x="4.81cm" svg:y="11.16cm">
          <text:p text:style-name="P8"><text:span text:style-name="T3">Kubernetes</text:span></text:p>
          <text:p text:style-name="P8"><text:span text:style-name="T7">K3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4cm" svg:height="3.81cm" svg:x="6.08cm" svg:y="7.35cm">
          <text:p text:style-name="P11"><text:span text:style-name="T4">Multi-cluster Kubernetes Management</text:span></text:p>
          <text:p text:style-name="P11"><text:span text:style-name="T11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4" draw:text-style-name="P7" draw:layer="layout" svg:width="22.86cm" svg:height="2.54cm" svg:x="2.27cm" svg:y="16.24cm">
          <text:p text:style-name="P6"><text:span text:style-name="T3">Compute Platform</text:span></text:p>
          <text:p text:style-name="P6"><text:span text:style-name="T10">Cisco UCS 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2cm" svg:height="2.54cm" svg:x="3.54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8cm" svg:height="2.54cm" svg:x="4.81cm" svg:y="11.16cm">
          <text:p text:style-name="P8"><text:span text:style-name="T3">Kubernetes</text:span></text:p>
          <text:p text:style-name="P8"><text:span text:style-name="T7">K3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4cm" svg:height="3.81cm" svg:x="6.08cm" svg:y="7.35cm">
          <text:p text:style-name="P11"><text:span text:style-name="T4">Multi-cluster Kubernetes Management</text:span></text:p>
          <text:p text:style-name="P11"><text:span text:style-name="T11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4" draw:text-style-name="P7" draw:layer="layout" svg:width="22.86cm" svg:height="2.54cm" svg:x="2.27cm" svg:y="16.24cm">
          <text:p text:style-name="P6"><text:span text:style-name="T3">Compute Platform</text:span></text:p>
          <text:p text:style-name="P6"><text:span text:style-name="T10">Dell 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2cm" svg:height="2.54cm" svg:x="3.54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8cm" svg:height="2.54cm" svg:x="4.81cm" svg:y="11.16cm">
          <text:p text:style-name="P8"><text:span text:style-name="T3">Kubernetes</text:span></text:p>
          <text:p text:style-name="P8"><text:span text:style-name="T7">K3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4cm" svg:height="3.81cm" svg:x="6.08cm" svg:y="7.35cm">
          <text:p text:style-name="P11"><text:span text:style-name="T4">Multi-cluster Kubernetes Management</text:span></text:p>
          <text:p text:style-name="P11"><text:span text:style-name="T11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style-name="gr4" draw:text-style-name="P7" draw:layer="layout" svg:width="22.86cm" svg:height="2.54cm" svg:x="2.27cm" svg:y="16.24cm">
          <text:p text:style-name="P6"><text:span text:style-name="T3">Compute Platform</text:span></text:p>
          <text:p text:style-name="P6"><text:span text:style-name="T10">Dell 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2cm" svg:height="2.54cm" svg:x="3.54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8cm" svg:height="2.54cm" svg:x="4.81cm" svg:y="11.16cm">
          <text:p text:style-name="P8"><text:span text:style-name="T3">Kubernetes</text:span></text:p>
          <text:p text:style-name="P8"><text:span text:style-name="T7">K3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4cm" svg:height="3.81cm" svg:x="6.08cm" svg:y="7.35cm">
          <text:p text:style-name="P11"><text:span text:style-name="T4">Multi-cluster Kubernetes Management</text:span></text:p>
          <text:p text:style-name="P11"><text:span text:style-name="T11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style-name="gr4" draw:text-style-name="P7" draw:layer="layout" svg:width="22.86cm" svg:height="2.54cm" svg:x="2.27cm" svg:y="16.24cm">
          <text:p text:style-name="P6"><text:span text:style-name="T3">Compute Platform</text:span></text:p>
          <text:p text:style-name="P6"><text:span text:style-name="T10">Hewlett Packard Enterprise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2cm" svg:height="2.54cm" svg:x="3.54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8cm" svg:height="2.54cm" svg:x="4.81cm" svg:y="11.16cm">
          <text:p text:style-name="P8"><text:span text:style-name="T3">Kubernetes</text:span></text:p>
          <text:p text:style-name="P8"><text:span text:style-name="T7">K3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4cm" svg:height="3.81cm" svg:x="6.08cm" svg:y="7.35cm">
          <text:p text:style-name="P11"><text:span text:style-name="T4">Multi-cluster Kubernetes Management</text:span></text:p>
          <text:p text:style-name="P11"><text:span text:style-name="T11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style-name="gr4" draw:text-style-name="P7" draw:layer="layout" svg:width="22.86cm" svg:height="2.54cm" svg:x="2.27cm" svg:y="16.24cm">
          <text:p text:style-name="P6"><text:span text:style-name="T3">Compute Platform</text:span></text:p>
          <text:p text:style-name="P6"><text:span text:style-name="T10">Hewlett Packard Enterprise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2cm" svg:height="2.54cm" svg:x="3.54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8cm" svg:height="2.54cm" svg:x="4.81cm" svg:y="11.16cm">
          <text:p text:style-name="P8"><text:span text:style-name="T3">Kubernetes</text:span></text:p>
          <text:p text:style-name="P8"><text:span text:style-name="T7">K3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4cm" svg:height="3.81cm" svg:x="6.08cm" svg:y="7.35cm">
          <text:p text:style-name="P11"><text:span text:style-name="T4">Multi-cluster Kubernetes Management</text:span></text:p>
          <text:p text:style-name="P11"><text:span text:style-name="T11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style-name="gr4" draw:text-style-name="P7" draw:layer="layout" svg:width="22.86cm" svg:height="2.54cm" svg:x="2.27cm" svg:y="16.24cm">
          <text:p text:style-name="P6"><text:span text:style-name="T3">Compute Platform</text:span></text:p>
          <text:p text:style-name="P6"><text:span text:style-name="T10">Supermicro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2cm" svg:height="2.54cm" svg:x="3.54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8cm" svg:height="2.54cm" svg:x="4.81cm" svg:y="11.16cm">
          <text:p text:style-name="P8"><text:span text:style-name="T3">Kubernetes</text:span></text:p>
          <text:p text:style-name="P8"><text:span text:style-name="T7">K3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4cm" svg:height="3.81cm" svg:x="6.08cm" svg:y="7.35cm">
          <text:p text:style-name="P11"><text:span text:style-name="T4">Multi-cluster Kubernetes Management</text:span></text:p>
          <text:p text:style-name="P11"><text:span text:style-name="T11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custom-shape draw:style-name="gr4" draw:text-style-name="P7" draw:layer="layout" svg:width="22.86cm" svg:height="2.54cm" svg:x="2.27cm" svg:y="16.24cm">
          <text:p text:style-name="P6"><text:span text:style-name="T3">Compute Platform</text:span></text:p>
          <text:p text:style-name="P6"><text:span text:style-name="T10">Supermicro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2cm" svg:height="2.54cm" svg:x="3.54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8cm" svg:height="2.54cm" svg:x="4.81cm" svg:y="11.16cm">
          <text:p text:style-name="P8"><text:span text:style-name="T3">Kubernetes</text:span></text:p>
          <text:p text:style-name="P8"><text:span text:style-name="T7">K3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4cm" svg:height="3.81cm" svg:x="6.08cm" svg:y="7.35cm">
          <text:p text:style-name="P11"><text:span text:style-name="T4">Multi-cluster Kubernetes Management</text:span></text:p>
          <text:p text:style-name="P11"><text:span text:style-name="T11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custom-shape draw:style-name="gr4" draw:text-style-name="P7" draw:layer="layout" svg:width="22.86cm" svg:height="2.54cm" svg:x="2.27cm" svg:y="16.24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2cm" svg:height="2.54cm" svg:x="3.54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8cm" svg:height="2.54cm" svg:x="4.81cm" svg:y="11.16cm">
          <text:p text:style-name="P8"><text:span text:style-name="T3">Kubernetes</text:span></text:p>
          <text:p text:style-name="P8"><text:span text:style-name="T7">K3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4cm" svg:height="3.81cm" svg:x="6.08cm" svg:y="7.35cm">
          <text:p text:style-name="P11"><text:span text:style-name="T4">Multi-cluster Kubernetes Management</text:span></text:p>
          <text:p text:style-name="P11"><text:span text:style-name="T11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custom-shape draw:style-name="gr4" draw:text-style-name="P7" draw:layer="layout" svg:width="22.86cm" svg:height="2.54cm" svg:x="2.27cm" svg:y="16.24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2cm" svg:height="2.54cm" svg:x="3.54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8cm" svg:height="2.54cm" svg:x="4.81cm" svg:y="11.16cm">
          <text:p text:style-name="P8"><text:span text:style-name="T3">Kubernetes</text:span></text:p>
          <text:p text:style-name="P8"><text:span text:style-name="T7">K3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4cm" svg:height="3.81cm" svg:x="6.08cm" svg:y="7.35cm">
          <text:p text:style-name="P11"><text:span text:style-name="T4">Multi-cluster Kubernetes Management</text:span></text:p>
          <text:p text:style-name="P11"><text:span text:style-name="T11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custom-shape draw:style-name="gr4" draw:text-style-name="P7" draw:layer="layout" svg:width="22.86cm" svg:height="2.54cm" svg:x="2.27cm" svg:y="16.24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2cm" svg:height="2.54cm" svg:x="3.54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8cm" svg:height="2.54cm" svg:x="4.81cm" svg:y="11.16cm">
          <text:p text:style-name="P8"><text:span text:style-name="T3">Kubernetes</text:span></text:p>
          <text:p text:style-name="P8"><text:span text:style-name="T7">Rancher Kubernetes Engine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4cm" svg:height="3.81cm" svg:x="6.08cm" svg:y="7.35cm">
          <text:p text:style-name="P11"><text:span text:style-name="T4">Multi-cluster Kubernetes Management</text:span></text:p>
          <text:p text:style-name="P11"><text:span text:style-name="T11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custom-shape draw:style-name="gr21" draw:text-style-name="P9" draw:layer="layout" svg:width="17.78cm" svg:height="2.54cm" svg:x="4.81cm" svg:y="11.16cm">
          <text:p text:style-name="P8"><text:span text:style-name="T3"/></text:p>
          <text:p text:style-name="P8"><text:span text:style-name="T3">Linux Operating System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4cm" svg:height="3.81cm" svg:x="6.08cm" svg:y="7.35cm">
          <text:p text:style-name="P11"><text:span text:style-name="T4">Multi-cluster Kubernetes Management</text:span></text:p>
          <text:p text:style-name="P11"><text:span text:style-name="T11">SUSE Rancher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3.97cm" svg:height="0.762cm" svg:x="6.715cm" svg:y="11.16cm">
          <text:p text:style-name="P26"><text:span text:style-name="T12">Container Runtime Engin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custom-shape draw:style-name="gr3" draw:text-style-name="P5" draw:layer="layout" svg:width="22.86cm" svg:height="2.54cm" svg:x="2.27cm" svg:y="2.27cm">
          <text:p text:style-name="P4"><text:span text:style-name="T2">K3s Stacks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2.86cm" svg:height="2.54cm" svg:x="2.27cm" svg:y="16.24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2cm" svg:height="2.54cm" svg:x="3.54cm" svg:y="13.7cm">
          <text:p text:style-name="P8"><text:span text:style-name="T3">Operating System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8cm" svg:height="3.81cm" svg:x="4.81cm" svg:y="9.89cm">
          <text:p text:style-name="P8"><text:span text:style-name="T3">Kuberne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4cm" svg:height="1.27cm" svg:x="6.08cm" svg:y="8.62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custom-shape draw:style-name="gr4" draw:text-style-name="P7" draw:layer="layout" svg:width="22.86cm" svg:height="2.54cm" svg:x="2.27cm" svg:y="16.24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2cm" svg:height="2.54cm" svg:x="3.54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8cm" svg:height="3.81cm" svg:x="4.81cm" svg:y="9.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4cm" svg:height="1.27cm" svg:x="6.08cm" svg:y="8.62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custom-shape draw:style-name="gr4" draw:text-style-name="P7" draw:layer="layout" svg:width="22.86cm" svg:height="2.54cm" svg:x="2.27cm" svg:y="16.24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2cm" svg:height="2.54cm" svg:x="3.54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8cm" svg:height="3.81cm" svg:x="4.81cm" svg:y="9.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4cm" svg:height="1.27cm" svg:x="6.08cm" svg:y="8.62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custom-shape draw:style-name="gr4" draw:text-style-name="P7" draw:layer="layout" svg:width="22.86cm" svg:height="2.54cm" svg:x="2.27cm" svg:y="16.24cm">
          <text:p text:style-name="P6"><text:span text:style-name="T3">Compute Platform</text:span></text:p>
          <text:p text:style-name="P6"><text:span text:style-name="T10">Cisco UCS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2cm" svg:height="2.54cm" svg:x="3.54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8cm" svg:height="3.81cm" svg:x="4.81cm" svg:y="9.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4cm" svg:height="1.27cm" svg:x="6.08cm" svg:y="8.62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custom-shape draw:style-name="gr4" draw:text-style-name="P7" draw:layer="layout" svg:width="22.86cm" svg:height="2.54cm" svg:x="2.27cm" svg:y="16.24cm">
          <text:p text:style-name="P6"><text:span text:style-name="T3">Compute Platform</text:span></text:p>
          <text:p text:style-name="P6"><text:span text:style-name="T10">Cisco UCS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2cm" svg:height="2.54cm" svg:x="3.54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8cm" svg:height="3.81cm" svg:x="4.81cm" svg:y="9.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4cm" svg:height="1.27cm" svg:x="6.08cm" svg:y="8.62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draw:custom-shape draw:style-name="gr4" draw:text-style-name="P7" draw:layer="layout" svg:width="22.86cm" svg:height="2.54cm" svg:x="2.27cm" svg:y="16.24cm">
          <text:p text:style-name="P6"><text:span text:style-name="T3">Compute Platform</text:span></text:p>
          <text:p text:style-name="P6"><text:span text:style-name="T10">Dell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2cm" svg:height="2.54cm" svg:x="3.54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8cm" svg:height="3.81cm" svg:x="4.81cm" svg:y="9.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4cm" svg:height="1.27cm" svg:x="6.08cm" svg:y="8.62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draw:custom-shape draw:style-name="gr4" draw:text-style-name="P7" draw:layer="layout" svg:width="22.86cm" svg:height="2.54cm" svg:x="2.27cm" svg:y="16.24cm">
          <text:p text:style-name="P6"><text:span text:style-name="T3">Compute Platform</text:span></text:p>
          <text:p text:style-name="P6"><text:span text:style-name="T10">Dell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2cm" svg:height="2.54cm" svg:x="3.54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8cm" svg:height="3.81cm" svg:x="4.81cm" svg:y="9.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4cm" svg:height="1.27cm" svg:x="6.08cm" svg:y="8.62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draw:custom-shape draw:style-name="gr4" draw:text-style-name="P7" draw:layer="layout" svg:width="22.86cm" svg:height="2.54cm" svg:x="2.27cm" svg:y="16.24cm">
          <text:p text:style-name="P6"><text:span text:style-name="T3">Compute Platform</text:span></text:p>
          <text:p text:style-name="P6"><text:span text:style-name="T10">Hewlett Packard Enterprise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2cm" svg:height="2.54cm" svg:x="3.54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8cm" svg:height="3.81cm" svg:x="4.81cm" svg:y="9.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4cm" svg:height="1.27cm" svg:x="6.08cm" svg:y="8.62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draw:custom-shape draw:style-name="gr4" draw:text-style-name="P7" draw:layer="layout" svg:width="22.86cm" svg:height="2.54cm" svg:x="2.27cm" svg:y="16.24cm">
          <text:p text:style-name="P6"><text:span text:style-name="T3">Compute Platform</text:span></text:p>
          <text:p text:style-name="P6"><text:span text:style-name="T10">Hewlett Packard Enterprise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2cm" svg:height="2.54cm" svg:x="3.54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8cm" svg:height="3.81cm" svg:x="4.81cm" svg:y="9.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4cm" svg:height="1.27cm" svg:x="6.08cm" svg:y="8.62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draw:custom-shape draw:style-name="gr4" draw:text-style-name="P7" draw:layer="layout" svg:width="22.86cm" svg:height="2.54cm" svg:x="2.27cm" svg:y="16.24cm">
          <text:p text:style-name="P6"><text:span text:style-name="T3">Compute Platform</text:span></text:p>
          <text:p text:style-name="P6"><text:span text:style-name="T10">Supermicro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2cm" svg:height="2.54cm" svg:x="3.54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8cm" svg:height="3.81cm" svg:x="4.81cm" svg:y="9.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4cm" svg:height="1.27cm" svg:x="6.08cm" svg:y="8.62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draw:custom-shape draw:style-name="gr4" draw:text-style-name="P7" draw:layer="layout" svg:width="22.86cm" svg:height="2.54cm" svg:x="2.27cm" svg:y="16.24cm">
          <text:p text:style-name="P6"><text:span text:style-name="T3">Compute Platform</text:span></text:p>
          <text:p text:style-name="P6"><text:span text:style-name="T10">Supermicro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2cm" svg:height="2.54cm" svg:x="3.54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8cm" svg:height="3.81cm" svg:x="4.81cm" svg:y="9.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4cm" svg:height="1.27cm" svg:x="6.08cm" svg:y="8.62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draw:custom-shape draw:style-name="gr5" draw:text-style-name="P9" draw:layer="layout" svg:width="20.32cm" svg:height="2.54cm" svg:x="3.54cm" svg:y="13.7cm">
          <text:p text:style-name="P8"><text:span text:style-name="T3">Linux Operating System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8cm" svg:height="3.81cm" svg:x="4.81cm" svg:y="9.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custom-shape draw:style-name="gr3" draw:text-style-name="P5" draw:layer="layout" svg:width="22.86cm" svg:height="2.54cm" svg:x="2.27cm" svg:y="2.27cm">
          <text:p text:style-name="P4"><text:span text:style-name="T2">RKE Stacks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2.86cm" svg:height="2.54cm" svg:x="2.27cm" svg:y="16.24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2cm" svg:height="2.54cm" svg:x="3.54cm" svg:y="13.7cm">
          <text:p text:style-name="P8"><text:span text:style-name="T3">Operating System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8cm" svg:height="3.81cm" svg:x="4.81cm" svg:y="9.89cm">
          <text:p text:style-name="P8"><text:span text:style-name="T3">Kuberne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4cm" svg:height="1.27cm" svg:x="6.08cm" svg:y="8.62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7" draw:layer="layout" svg:width="13.97cm" svg:height="0.762cm" svg:x="6.715cm" svg:y="13.7cm">
          <text:p text:style-name="P26"><text:span text:style-name="T12">Container Runtime Engin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draw:custom-shape draw:style-name="gr4" draw:text-style-name="P7" draw:layer="layout" svg:width="22.86cm" svg:height="2.54cm" svg:x="2.27cm" svg:y="16.24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2cm" svg:height="2.54cm" svg:x="3.54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8cm" svg:height="3.81cm" svg:x="4.81cm" svg:y="9.89cm">
          <text:p text:style-name="P8"><text:span text:style-name="T3">Kubernetes</text:span></text:p>
          <text:p text:style-name="P8"><text:span text:style-name="T7">Rancher Kubernetes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4cm" svg:height="1.27cm" svg:x="6.08cm" svg:y="8.62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draw:custom-shape draw:style-name="gr4" draw:text-style-name="P7" draw:layer="layout" svg:width="22.86cm" svg:height="2.54cm" svg:x="2.27cm" svg:y="16.24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2cm" svg:height="2.54cm" svg:x="3.54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8cm" svg:height="3.81cm" svg:x="4.81cm" svg:y="9.89cm">
          <text:p text:style-name="P8"><text:span text:style-name="T3">Kubernetes</text:span></text:p>
          <text:p text:style-name="P8"><text:span text:style-name="T7">Rancher Kubernetes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4cm" svg:height="1.27cm" svg:x="6.08cm" svg:y="8.62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draw:custom-shape draw:style-name="gr5" draw:text-style-name="P9" draw:layer="layout" svg:width="20.32cm" svg:height="2.54cm" svg:x="3.54cm" svg:y="13.7cm">
          <text:p text:style-name="P8"><text:span text:style-name="T3">Operating System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8cm" svg:height="3.81cm" svg:x="4.81cm" svg:y="9.89cm">
          <text:p text:style-name="P8"><text:span text:style-name="T3">Kubernetes</text:span></text:p>
          <text:p text:style-name="P8"><text:span text:style-name="T7">Rancher Kubernetes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custom-shape draw:style-name="gr3" draw:text-style-name="P5" draw:layer="layout" svg:width="22.86cm" svg:height="2.54cm" svg:x="2.27cm" svg:y="2.27cm">
          <text:p text:style-name="P4"><text:span text:style-name="T2">RKE2 Stacks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2.86cm" svg:height="2.54cm" svg:x="2.27cm" svg:y="16.24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2cm" svg:height="2.54cm" svg:x="3.54cm" svg:y="13.7cm">
          <text:p text:style-name="P8"><text:span text:style-name="T3">Operating System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8cm" svg:height="3.81cm" svg:x="4.81cm" svg:y="9.89cm">
          <text:p text:style-name="P8"><text:span text:style-name="T3">Kuberne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4cm" svg:height="1.27cm" svg:x="6.08cm" svg:y="8.62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custom-shape draw:style-name="gr3" draw:text-style-name="P5" draw:layer="layout" svg:width="22.86cm" svg:height="2.54cm" svg:x="2.27cm" svg:y="2.27cm">
          <text:p text:style-name="P4"><text:span text:style-name="T2">RKE2 Stacks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2.86cm" svg:height="2.54cm" svg:x="2.27cm" svg:y="16.24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2cm" svg:height="2.54cm" svg:x="3.54cm" svg:y="13.7cm">
          <text:p text:style-name="P8"><text:span text:style-name="T3">Operating System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8cm" svg:height="3.81cm" svg:x="4.81cm" svg:y="9.89cm">
          <text:p text:style-name="P8"><text:span text:style-name="T3">Kuberne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4cm" svg:height="1.27cm" svg:x="6.08cm" svg:y="8.62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draw:page-thumbnail draw:style-name="gr2" draw:layer="layout" svg:width="18.624cm" svg:height="10.476cm" svg:x="1.482cm" svg:y="2.123cm" draw:page-number="3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draw:custom-shape draw:style-name="gr5" draw:text-style-name="P9" draw:layer="layout" svg:width="20.32cm" svg:height="2.54cm" svg:x="3.54cm" svg:y="13.7cm">
          <text:p text:style-name="P8"><text:span text:style-name="T3">Operating System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8cm" svg:height="3.81cm" svg:x="4.81cm" svg:y="9.89cm">
          <text:p text:style-name="P8"><text:span text:style-name="T3">Kubernetes</text:span></text:p>
          <text:p text:style-name="P8"><text:span text:style-name="T7">Rancher Kubernetes Engine Government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draw:custom-shape draw:style-name="gr4" draw:text-style-name="P7" draw:layer="layout" svg:width="22.86cm" svg:height="2.54cm" svg:x="2.27cm" svg:y="16.24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2cm" svg:height="2.54cm" svg:x="3.54cm" svg:y="13.7cm">
          <text:p text:style-name="P8"><text:span text:style-name="T3">Operating System</text:span></text:p>
          <text:p text:style-name="P8"><text:span text:style-name="T7">SUSE Linux Enterprise Server / SLE Micro</text:span></text:p>
          <draw:enhanced-geometry svg:viewBox="0 0 21600 21600" draw:type="rectangle" draw:enhanced-path="M 0 0 L 21600 0 21600 21600 0 21600 0 0 Z N"/>
        </draw:custom-shape>
        <draw:custom-shape draw:style-name="gr25" draw:text-style-name="P28" draw:layer="layout" svg:width="17.78cm" svg:height="2.54cm" svg:x="4.81cm" svg:y="11.16cm">
          <text:p text:style-name="P8"><text:span text:style-name="T3">Kubernetes</text:span></text:p>
          <text:p text:style-name="P8"><text:span text:style-name="T7">Rancher Kubernetes Engine / K3s</text:span></text:p>
          <draw:enhanced-geometry svg:viewBox="0 0 21600 21600" draw:type="rectangle" draw:enhanced-path="M 0 0 L 21600 0 21600 21600 0 21600 0 0 Z N"/>
        </draw:custom-shape>
        <draw:custom-shape draw:style-name="gr24" draw:text-style-name="P29" draw:layer="layout" svg:width="15.24cm" svg:height="1.27cm" svg:x="6.08cm" svg:y="9.8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>
        <draw:custom-shape draw:style-name="gr4" draw:text-style-name="P7" draw:layer="layout" svg:width="22.86cm" svg:height="2.54cm" svg:x="2.27cm" svg:y="16.24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2cm" svg:height="2.54cm" svg:x="3.54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5" draw:text-style-name="P28" draw:layer="layout" svg:width="17.78cm" svg:height="2.54cm" svg:x="4.81cm" svg:y="11.16cm">
          <text:p text:style-name="P8"><text:span text:style-name="T3">Kubernetes</text:span></text:p>
          <text:p text:style-name="P8"><text:span text:style-name="T7">Rancher Kubernetes Engine</text:span></text:p>
          <draw:enhanced-geometry svg:viewBox="0 0 21600 21600" draw:type="rectangle" draw:enhanced-path="M 0 0 L 21600 0 21600 21600 0 21600 0 0 Z N"/>
        </draw:custom-shape>
        <draw:custom-shape draw:style-name="gr24" draw:text-style-name="P29" draw:layer="layout" svg:width="15.24cm" svg:height="1.27cm" svg:x="6.08cm" svg:y="9.8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>
        <draw:g>
          <draw:custom-shape draw:style-name="gr21" draw:text-style-name="P9" draw:layer="layout" svg:width="17.78cm" svg:height="2.54cm" svg:x="8.62cm" svg:y="7.3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2" draw:layer="layout" svg:width="15.24cm" svg:height="3.81cm" svg:x="9.89cm" svg:y="3.54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27" draw:layer="layout" svg:width="13.97cm" svg:height="0.762cm" svg:x="10.525cm" svg:y="7.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1" draw:text-style-name="P9" draw:layer="layout" svg:width="17.78cm" svg:height="2.54cm" svg:x="6.715cm" svg:y="9.25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2" draw:layer="layout" svg:width="15.24cm" svg:height="3.81cm" svg:x="7.985cm" svg:y="5.44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27" draw:layer="layout" svg:width="13.97cm" svg:height="0.762cm" svg:x="8.62cm" svg:y="9.2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1" draw:text-style-name="P9" draw:layer="layout" svg:width="17.78cm" svg:height="2.54cm" svg:x="4.81cm" svg:y="11.16cm">
            <text:p text:style-name="P8"><text:span text:style-name="T3"/></text:p>
            <text:p text:style-name="P8"><text:span text:style-name="T3">Linux Operating System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2" draw:layer="layout" svg:width="15.24cm" svg:height="3.81cm" svg:x="6.08cm" svg:y="7.35cm">
            <text:p text:style-name="P11"><text:span text:style-name="T4">Kubernetes Cluster</text:span></text:p>
            <text:p text:style-name="P11"><text:span text:style-name="T11">SUSE Rancher Kubernetes Engine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27" draw:layer="layout" svg:width="13.97cm" svg:height="0.762cm" svg:x="6.715cm" svg:y="11.16cm">
            <text:p text:style-name="P26"><text:span text:style-name="T12">Container Runtime Engine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8.624cm" svg:height="10.476cm" svg:x="1.482cm" svg:y="2.123cm" draw:page-number="3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>
        <draw:g>
          <draw:custom-shape draw:style-name="gr26" draw:text-style-name="P30" draw:layer="layout" svg:width="17.78cm" svg:height="2.54cm" svg:x="7.985cm" svg:y="7.98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31" draw:layer="layout" svg:width="15.24cm" svg:height="3.81cm" svg:x="9.255cm" svg:y="4.1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6" draw:text-style-name="P30" draw:layer="layout" svg:width="17.78cm" svg:height="2.54cm" svg:x="6.08cm" svg:y="9.8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31" draw:layer="layout" svg:width="15.24cm" svg:height="3.81cm" svg:x="7.35cm" svg:y="6.0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1" draw:text-style-name="P9" draw:layer="layout" svg:width="17.78cm" svg:height="2.54cm" svg:x="4.81cm" svg:y="11.16cm">
            <text:p text:style-name="P8"><text:span text:style-name="T3"/></text:p>
            <text:p text:style-name="P8"><text:span text:style-name="T3">Linux Operating System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2" draw:layer="layout" svg:width="15.24cm" svg:height="3.81cm" svg:x="6.08cm" svg:y="7.35cm">
            <text:p text:style-name="P11"><text:span text:style-name="T4">Kubernetes Cluster</text:span></text:p>
            <text:p text:style-name="P11"><text:span text:style-name="T11">SUSE Rancher Kubernetes Engine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27" draw:layer="layout" svg:width="13.97cm" svg:height="0.762cm" svg:x="6.715cm" svg:y="11.16cm">
            <text:p text:style-name="P26"><text:span text:style-name="T12">Container Runtime Engine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8.624cm" svg:height="10.476cm" svg:x="1.482cm" svg:y="2.123cm" draw:page-number="38" presentation:class="page"/>
          <draw:frame presentation:style-name="pr1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>
        <draw:custom-shape draw:style-name="gr21" draw:text-style-name="P9" draw:layer="layout" svg:width="17.78cm" svg:height="2.54cm" svg:x="4.81cm" svg:y="11.16cm">
          <text:p text:style-name="P8"><text:span text:style-name="T3"/></text:p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4cm" svg:height="3.81cm" svg:x="6.08cm" svg:y="7.35cm">
          <text:p text:style-name="P11"><text:span text:style-name="T4">Multi-cluster Kubernetes Management</text:span></text:p>
          <text:p text:style-name="P11"><text:span text:style-name="T11">SUSE Rancher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3.97cm" svg:height="0.762cm" svg:x="6.715cm" svg:y="11.16cm">
          <text:p text:style-name="P26"><text:span text:style-name="T12">Container Runtime Engin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9" presentation:class="page"/>
          <draw:frame presentation:style-name="pr1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pitch="variable"/>
    <style:font-face style:name="Poppins" svg:font-family="Poppins" style:font-pitch="variable"/>
    <style:font-face style:name="Poppins1" svg:font-family="Poppins" style:font-adornments="Bold" style:font-pitch="variable"/>
    <style:font-face style:name="Poppins2" svg:font-family="Poppins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" svg:font-family="'Noto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3.345cm" svg:height="3.27cm" svg:x="2.297cm" svg:y="1.781cm" presentation:class="title" presentation:placeholder="true">
        <draw:text-box/>
      </draw:frame>
      <draw:frame presentation:style-name="Default-outline1" draw:layer="backgroundobjects" svg:width="23.345cm" svg:height="11.361cm" svg:x="2.297cm" svg:y="5.58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19T22:56:30.284338688</meta:creation-date>
    <dc:date>2021-06-23T14:51:18.691368425</dc:date>
    <meta:editing-duration>PT18H47M30S</meta:editing-duration>
    <meta:editing-cycles>32</meta:editing-cycles>
    <meta:generator>LibreOffice/7.1.4.2$Linux_X86_64 LibreOffice_project/10$Build-2</meta:generator>
    <meta:document-statistic meta:object-count="274"/>
  </office:meta>
</office:document-meta>
</file>